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texto</text:p>
          </table:table-cell>
        </table:table-row>
        <table:table-row table:style-name="ro1">
          <table:table-cell office:value-type="string" calcext:value-type="string">
            <text:p>+5511941302204</text:p>
          </table:table-cell>
          <table:table-cell office:value-type="string" calcext:value-type="string">
            <text:p>Precisando de dinheiro? Aproveite refinanciamento. Disponibilizamos o valor em ate 24h.Ligue XX-XXXXXXXX ou Whats</text:p>
          </table:table-cell>
        </table:table-row>
        <table:table-row table:style-name="ro1">
          <table:table-cell office:value-type="string" calcext:value-type="string">
            <text:p>+5511941302204</text:p>
          </table:table-cell>
          <table:table-cell office:value-type="string" calcext:value-type="string">
            <text:p>Precisando de dinheiro? Aproveite refinanciamento. Disponibilizamos o valor em ate 24h.Ligue XX-XXXXXXXX ou Whats</text:p>
          </table:table-cell>
        </table:table-row>
        <table:table-row table:style-name="ro1">
          <table:table-cell office:value-type="string" calcext:value-type="string">
            <text:p>+5511941302204</text:p>
          </table:table-cell>
          <table:table-cell office:value-type="string" calcext:value-type="string">
            <text:p>Precisando de dinheiro? Aproveite refinanciamento. Disponibilizamos o valor em ate 24h.Ligue XX-XXXXXXXX ou Whats</text:p>
          </table:table-cell>
        </table:table-row>
        <table:table-row table:style-name="ro1">
          <table:table-cell office:value-type="string" calcext:value-type="string">
            <text:p>+5511941302204</text:p>
          </table:table-cell>
          <table:table-cell office:value-type="string" calcext:value-type="string">
            <text:p>Precisando de dinheiro? Aproveite refinanciamento. Disponibilizamos o valor em ate 24h.Ligue XX-XXXXXXXX ou Whats</text:p>
          </table:table-cell>
        </table:table-row>
        <table:table-row table:style-name="ro1" table:number-rows-repeated="10485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3:39:29.8895630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2:27:18.804012783</meta:creation-date>
    <dc:date>2021-08-19T13:40:01.482340592</dc:date>
    <meta:editing-duration>PT3H48M58S</meta:editing-duration>
    <meta:editing-cycles>14</meta:editing-cycles>
    <meta:generator>LibreOffice/6.4.7.2$Linux_X86_64 LibreOffice_project/40$Build-2</meta:generator>
    <meta:document-statistic meta:table-count="1" meta:cell-count="10" meta:object-count="0"/>
  </office:meta>
</office:document-meta>
</file>